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20130" officeooo:paragraph-rsid="00120130" style:font-weight-asian="bold" style:font-weight-complex="bold"/>
    </style:style>
    <style:style style:name="P3" style:family="paragraph" style:parent-style-name="Preformatted_20_Text">
      <style:text-properties fo:font-weight="bold" officeooo:rsid="001303b4" officeooo:paragraph-rsid="001303b4" style:font-weight-asian="bold" style:font-weight-complex="bold"/>
    </style:style>
    <style:style style:name="P4" style:family="paragraph" style:parent-style-name="Preformatted_20_Text">
      <style:text-properties fo:font-weight="bold" officeooo:rsid="001482f0" officeooo:paragraph-rsid="001482f0" style:font-weight-asian="bold" style:font-weight-complex="bold"/>
    </style:style>
    <style:style style:name="P5" style:family="paragraph" style:parent-style-name="Preformatted_20_Text">
      <style:text-properties fo:font-weight="normal" officeooo:rsid="00120130" officeooo:paragraph-rsid="00120130" style:font-weight-asian="normal" style:font-weight-complex="normal"/>
    </style:style>
    <style:style style:name="P6" style:family="paragraph" style:parent-style-name="Preformatted_20_Text">
      <style:text-properties fo:font-weight="normal" officeooo:rsid="001303b4" officeooo:paragraph-rsid="00120130" style:font-weight-asian="normal" style:font-weight-complex="normal"/>
    </style:style>
    <style:style style:name="P7" style:family="paragraph" style:parent-style-name="Preformatted_20_Text">
      <style:text-properties fo:font-weight="normal" officeooo:rsid="001482f0" officeooo:paragraph-rsid="001482f0" style:font-weight-asian="normal" style:font-weight-complex="normal"/>
    </style:style>
    <style:style style:name="P8" style:family="paragraph" style:parent-style-name="Preformatted_20_Text">
      <style:text-properties fo:font-weight="normal" officeooo:rsid="00193edc" officeooo:paragraph-rsid="00193edc" style:font-weight-asian="normal" style:font-weight-complex="normal"/>
    </style:style>
    <style:style style:name="P9" style:family="paragraph" style:parent-style-name="Preformatted_20_Text">
      <style:text-properties fo:font-weight="normal" officeooo:rsid="00120130" officeooo:paragraph-rsid="00120130" style:font-weight-asian="normal" style:font-weight-complex="normal"/>
    </style:style>
    <style:style style:name="P10" style:family="paragraph" style:parent-style-name="Preformatted_20_Text" style:list-style-name="L1">
      <style:text-properties fo:font-weight="normal" officeooo:rsid="00120130" officeooo:paragraph-rsid="00120130" style:font-weight-asian="normal" style:font-weight-complex="normal"/>
    </style:style>
    <style:style style:name="P11" style:family="paragraph" style:parent-style-name="Preformatted_20_Text" style:list-style-name="L2">
      <style:text-properties fo:font-weight="normal" officeooo:rsid="00120130" officeooo:paragraph-rsid="00120130" style:font-weight-asian="normal" style:font-weight-complex="normal"/>
    </style:style>
    <style:style style:name="P12" style:family="paragraph" style:parent-style-name="Preformatted_20_Text" style:list-style-name="L4">
      <style:text-properties fo:font-weight="normal" officeooo:rsid="00120130" officeooo:paragraph-rsid="00120130" style:font-weight-asian="normal" style:font-weight-complex="normal"/>
    </style:style>
    <style:style style:name="P13" style:family="paragraph" style:parent-style-name="Preformatted_20_Text" style:list-style-name="L3">
      <style:text-properties fo:font-weight="normal" officeooo:rsid="0017ef8b" officeooo:paragraph-rsid="0017ef8b" style:font-weight-asian="normal" style:font-weight-complex="normal"/>
    </style:style>
    <style:style style:name="P14" style:family="paragraph" style:parent-style-name="Preformatted_20_Text" style:list-style-name="L5">
      <style:text-properties fo:font-weight="normal" officeooo:rsid="001482f0" officeooo:paragraph-rsid="001482f0" style:font-weight-asian="normal" style:font-weight-complex="normal"/>
    </style:style>
    <style:style style:name="P15" style:family="paragraph" style:parent-style-name="Preformatted_20_Text" style:list-style-name="L6">
      <style:text-properties fo:font-weight="normal" officeooo:rsid="001482f0" officeooo:paragraph-rsid="001482f0" style:font-weight-asian="normal" style:font-weight-complex="normal"/>
    </style:style>
    <style:style style:name="P16" style:family="paragraph" style:parent-style-name="Preformatted_20_Text">
      <style:text-properties fo:font-weight="normal" officeooo:rsid="00193edc" officeooo:paragraph-rsid="00193edc" style:font-weight-asian="normal" style:font-weight-complex="normal"/>
    </style:style>
    <style:style style:name="P17" style:family="paragraph" style:parent-style-name="Preformatted_20_Text">
      <style:text-properties fo:font-weight="normal" officeooo:rsid="001cc688" officeooo:paragraph-rsid="001cc688" style:font-weight-asian="normal" style:font-weight-complex="normal"/>
    </style:style>
    <style:style style:name="P18" style:family="paragraph" style:parent-style-name="Preformatted_20_Text">
      <style:text-properties fo:font-weight="normal" officeooo:rsid="001ce354" officeooo:paragraph-rsid="001ce354" style:font-weight-asian="normal" style:font-weight-complex="normal"/>
    </style:style>
    <style:style style:name="P19" style:family="paragraph" style:parent-style-name="Preformatted_20_Text">
      <style:text-properties fo:font-weight="bold" officeooo:rsid="001cc688" officeooo:paragraph-rsid="001cc688" style:font-weight-asian="bold" style:font-weight-complex="bold"/>
    </style:style>
    <style:style style:name="P20" style:family="paragraph" style:parent-style-name="Preformatted_20_Text">
      <style:text-properties officeooo:paragraph-rsid="001cc688"/>
    </style:style>
    <style:style style:name="P21" style:family="paragraph" style:parent-style-name="Preformatted_20_Text">
      <style:text-properties fo:font-size="10pt" fo:font-weight="bold" officeooo:rsid="001fe4dc" officeooo:paragraph-rsid="001fe4dc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font-size="10pt" fo:font-weight="normal" officeooo:rsid="001fe4dc" officeooo:paragraph-rsid="001fe4dc" style:font-size-asian="10pt" style:font-weight-asian="normal" style:font-size-complex="10pt" style:font-weight-complex="normal"/>
    </style:style>
    <style:style style:name="P23" style:family="paragraph" style:parent-style-name="Preformatted_20_Text" style:list-style-name="L8">
      <style:text-properties fo:font-size="10pt" fo:font-weight="normal" officeooo:rsid="001fe4dc" officeooo:paragraph-rsid="001fe4d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style="italic" fo:font-weight="normal" officeooo:rsid="001fe4dc" officeooo:paragraph-rsid="001fe4dc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Preformatted_20_Text" style:list-style-name="L9">
      <style:text-properties fo:font-size="10pt" fo:font-style="italic" fo:font-weight="normal" officeooo:rsid="001fe4dc" officeooo:paragraph-rsid="001fe4dc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Preformatted_20_Text">
      <style:text-properties fo:font-size="10pt" fo:font-style="italic" fo:font-weight="normal" officeooo:rsid="00210272" officeooo:paragraph-rsid="00210272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Preformatted_20_Text">
      <style:text-properties fo:font-size="10pt" fo:font-style="italic" fo:font-weight="normal" officeooo:rsid="00218d6d" officeooo:paragraph-rsid="00218d6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Preformatted_20_Text">
      <style:text-properties fo:font-size="10pt" fo:font-style="normal" fo:font-weight="normal" officeooo:rsid="00210272" officeooo:paragraph-rsid="00210272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 style:list-style-name="L10">
      <style:text-properties fo:font-size="10pt" fo:font-style="normal" fo:font-weight="normal" officeooo:rsid="00210272" officeooo:paragraph-rsid="0021027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 style:list-style-name="L10">
      <style:text-properties fo:font-size="10pt" fo:font-style="normal" fo:font-weight="normal" officeooo:rsid="0021211b" officeooo:paragraph-rsid="002121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text-properties fo:font-size="10pt" fo:font-style="normal" fo:font-weight="normal" officeooo:rsid="00218d6d" officeooo:paragraph-rsid="00218d6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 style:list-style-name="L12">
      <style:text-properties fo:font-size="10pt" fo:font-style="normal" fo:font-weight="normal" officeooo:rsid="00229bcd" officeooo:paragraph-rsid="00229bcd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reformatted_20_Text" style:list-style-name="L12">
      <style:text-properties fo:font-size="10pt" fo:font-style="normal" fo:font-weight="normal" officeooo:rsid="002328c7" officeooo:paragraph-rsid="002328c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Preformatted_20_Text">
      <style:text-properties fo:font-size="10pt" fo:font-style="normal" fo:font-weight="bold" officeooo:rsid="00210272" officeooo:paragraph-rsid="00210272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Preformatted_20_Text">
      <style:text-properties fo:font-size="10pt" fo:font-style="normal" fo:font-weight="bold" officeooo:rsid="00218d6d" officeooo:paragraph-rsid="00218d6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Preformatted_20_Text">
      <style:text-properties fo:font-size="10pt" fo:font-style="normal" fo:font-weight="bold" officeooo:rsid="00229bcd" officeooo:paragraph-rsid="00229bc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3edc" style:font-weight-asian="normal" style:font-weight-complex="normal"/>
    </style:style>
    <style:style style:name="T4" style:family="text">
      <style:text-properties fo:font-weight="normal" officeooo:rsid="002328c7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e354" style:font-style-asian="normal" style:font-style-complex="normal"/>
    </style:style>
    <style:style style:name="T7" style:family="text">
      <style:text-properties fo:font-style="normal" officeooo:rsid="001e7fd8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7fd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c6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16199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2pt" fo:font-style="normal" style:font-size-asian="10pt" style:font-style-asian="normal" style:font-size-complex="10pt" style:font-style-complex="normal"/>
    </style:style>
    <style:style style:name="T17" style:family="text">
      <style:text-properties officeooo:rsid="002328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licit Type Coercion </text:span><text:span text:style-name="T3">(because loosely typed language)</text:span></text:p>
      <text:p text:style-name="Preformatted_20_Text"><text:span text:style-name="T1">String + Number</text:span> defaults to <text:span text:style-name="T1">String</text:span></text:p>
      <text:p text:style-name="Preformatted_20_Text"><text:span text:style-name="T1">Boolean + Number</text:span> defaults to <text:span text:style-name="T1">Number</text:span></text:p>
      <text:p text:style-name="Preformatted_20_Text"/>
      <text:p text:style-name="P1">Conditional (Ternary) Operator</text:p>
      <text:p text:style-name="Preformatted_20_Text">var isAdult = (age &lt; 18) ? “Too young” : “Old enough”</text:p>
      <text:p text:style-name="Preformatted_20_Text"><text:s text:c="4"/>• if the variable age is less than 18 </text:p>
      <text:p text:style-name="Preformatted_20_Text"><text:s text:c="8"/>◦ then the variable isAdult is assigned the string “Too young”</text:p>
      <text:p text:style-name="Preformatted_20_Text"><text:s text:c="8"/>◦ otherwise takes the value “Old enough”</text:p>
      <text:p text:style-name="Preformatted_20_Text"/>
      <text:p text:style-name="Preformatted_20_Text">HTML and CSS are markup languages. Markup languages are used to describe and define elements within a document. JavaScript is a programming language. </text:p>
      <text:p text:style-name="Preformatted_20_Text"/>
      <text:p text:style-name="P2">console.log<text:span text:style-name="T2"> is used to display content to the JS console</text:span></text:p>
      <text:p text:style-name="P5"/>
      <text:p text:style-name="P5">for (var i = 0; i &lt; 10; i++) {<text:tab/>→ will print to console the numbers 1-9</text:p>
      <text:p text:style-name="P5"><text:tab/>console.log(i)</text:p>
      <text:p text:style-name="P5">}</text:p>
      <text:p text:style-name="P5"/>
      <text:p text:style-name="P5">document.getElementsByTagName("h1")[0].style.color = "#ff0000" </text:p>
      <text:list xml:id="list2082203556" text:style-name="L1">
        <text:list-item>
          <text:p text:style-name="P10">changes the h1 tag on the page to the color red</text:p>
        </text:list-item>
      </text:list>
      <text:p text:style-name="P5"/>
      <text:p text:style-name="P2">Primitive Data Types of JavaScript</text:p>
      <text:list xml:id="list3639301361" text:style-name="L2">
        <text:list-item>
          <text:p text:style-name="P11">Numbers <text:span text:style-name="T13">(integers or floats)</text:span></text:p>
        </text:list-item>
        <text:list-item>
          <text:p text:style-name="P11">Strings</text:p>
        </text:list-item>
        <text:list-item>
          <text:p text:style-name="P11">Booleans <text:span text:style-name="T13">(true or false)</text:span></text:p>
        </text:list-item>
        <text:list-item>
          <text:p text:style-name="P11">Null <text:span text:style-name="T13">(data type “value of nothing”) - means nothing or totally empty</text:span></text:p>
        </text:list-item>
        <text:list-item>
          <text:p text:style-name="P11">Undefined <text:span text:style-name="T13">(data type “absence of value”) - means does not have a value</text:span></text:p>
        </text:list-item>
      </text:list>
      <text:list xml:id="list54778051" text:style-name="L3">
        <text:list-item>
          <text:p text:style-name="P13">Undefined is returned if you didn’t assign a value to something while null is returned if you purposefully assign value as nothing</text:p>
        </text:list-item>
      </text:list>
      <text:p text:style-name="P5"/>
      <text:p text:style-name="P2">Comments in JavaScript</text:p>
      <text:list xml:id="list2110761097" text:style-name="L4">
        <text:list-item>
          <text:p text:style-name="P12">Single line comments with //</text:p>
        </text:list-item>
        <text:list-item>
          <text:p text:style-name="P12">Multi-line comments with /*<text:tab/>*/</text:p>
        </text:list-item>
      </text:list>
      <text:p text:style-name="P6"/>
      <text:p text:style-name="P4">Special Characters that Need to be Escaped</text:p>
      <text:list xml:id="list3147183467" text:style-name="L5">
        <text:list-item>
          <text:p text:style-name="P14">\\<text:tab/>\ (backslash)</text:p>
        </text:list-item>
        <text:list-item>
          <text:p text:style-name="P14">\”<text:tab/>“ (double quote)</text:p>
        </text:list-item>
        <text:list-item>
          <text:p text:style-name="P14">\’<text:tab/>‘ (single quote)</text:p>
        </text:list-item>
        <text:list-item>
          <text:p text:style-name="P14">\n<text:tab/>newline</text:p>
        </text:list-item>
        <text:list-item>
          <text:p text:style-name="P14">\t<text:tab/>tab</text:p>
        </text:list-item>
      </text:list>
      <text:p text:style-name="P7"/>
      <text:p text:style-name="P4">String Comparison</text:p>
      <text:list xml:id="list601453847" text:style-name="L6">
        <text:list-item>
          <text:p text:style-name="P15">Case sensitive</text:p>
        </text:list-item>
        <text:list-item>
          <text:p text:style-name="P15">If asking greater than or less than </text:p>
        </text:list-item>
      </text:list>
      <text:p text:style-name="P8"/>
      <text:p text:style-name="P8">When using == or !=, JS will convert each value to the same type (aka type coercion). This may not be what you want and could cause errors – also considered bad practice when using these operators for equality test</text:p>
      <text:p text:style-name="P8"/>
      <text:p text:style-name="P8">Instead use === or !== <text:span text:style-name="T1">(strict equality)</text:span> will only return true if same <text:span text:style-name="T14">type </text:span><text:span text:style-name="T5">and </text:span><text:span text:style-name="T14">value</text:span><text:span text:style-name="T5"> without doing the type conversion first.</text:span></text:p>
      <text:p text:style-name="P8"><text:span text:style-name="T5"/></text:p>
      <text:p text:style-name="P19"><text:span text:style-name="T5">Syntax of If/Else Statements<text:tab/><text:tab/></text:span><text:span text:style-name="T7">Logical Operators</text:span></text:p>
      <text:p text:style-name="P20"><text:span text:style-name="T10">if (// expression) {<text:tab/><text:tab/><text:tab/></text:span><text:span text:style-name="T9">&amp;&amp; Logical AND (true if both true)</text:span></text:p>
      <text:p text:style-name="P17"><text:span text:style-name="T5"><text:tab/>// run this code<text:tab/><text:tab/><text:tab/></text:span><text:span text:style-name="T7">|| Logical OR (true if at least one true)</text:span></text:p>
      <text:p text:style-name="P17"><text:span text:style-name="T5">} else </text:span><text:span text:style-name="T6">if (// expression)</text:span><text:span text:style-name="T5"> {<text:tab/><text:tab/>! </text:span><text:span text:style-name="T7">Logical NOT (returns opposite of value)</text:span></text:p>
      <text:p text:style-name="P17"><text:span text:style-name="T5"><text:tab/>// run this code</text:span></text:p>
      <text:p text:style-name="P18"><text:span text:style-name="T5">} else {</text:span></text:p>
      <text:p text:style-name="P18"><text:span text:style-name="T5"><text:tab/>// run this code</text:span></text:p>
      <text:p text:style-name="P18"><text:span text:style-name="T5">}</text:span></text:p>
      <text:p text:style-name="P18"><text:span text:style-name="T16"/></text:p>
      <text:p text:style-name="P18"><text:span text:style-name="T16"/></text:p>
      <text:p text:style-name="P21"><text:soft-page-break/><text:span text:style-name="T5">Truthy and Falsy Values</text:span></text:p>
      <text:p text:style-name="P21"><text:span text:style-name="T8">Every JS value has an inherent boolean value. When evaluated in context of a boolean exp, that value will be transformed into that inherent boolean value</text:span></text:p>
      <text:p text:style-name="P21"><text:span text:style-name="T8"/></text:p>
      <text:p text:style-name="P21"><text:span text:style-name="T5">List of all falsy values:<text:tab/><text:tab/></text:span><text:span text:style-name="T12">Anything not in the falsy list is truthy</text:span></text:p>
      <text:list xml:id="list742074293" text:style-name="L8">
        <text:list-item>
          <text:p text:style-name="P23"><text:span text:style-name="T5">Boolean value </text:span><text:span text:style-name="T11">false</text:span></text:p>
        </text:list-item>
        <text:list-item>
          <text:p text:style-name="P23"><text:span text:style-name="T11">Null</text:span><text:span text:style-name="T5"> type</text:span></text:p>
        </text:list-item>
        <text:list-item>
          <text:p text:style-name="P23"><text:span text:style-name="T11">Undefined</text:span><text:span text:style-name="T5"> type</text:span></text:p>
        </text:list-item>
        <text:list-item>
          <text:p text:style-name="P23"><text:span text:style-name="T5">Number </text:span><text:span text:style-name="T11">0</text:span></text:p>
        </text:list-item>
        <text:list-item>
          <text:p text:style-name="P23"><text:span text:style-name="T5">Empty string </text:span><text:span text:style-name="T11">“”</text:span></text:p>
        </text:list-item>
        <text:list-item>
          <text:p text:style-name="P23"><text:span text:style-name="T5">Odd value </text:span><text:span text:style-name="T11">NaN</text:span></text:p>
        </text:list-item>
      </text:list>
      <text:p text:style-name="P22"><text:span text:style-name="T11"/></text:p>
      <text:p text:style-name="P24">var isGoing = true<text:tab/><text:tab/><text:tab/><text:tab/><text:span text:style-name="T5">Will output “green”</text:span></text:p>
      <text:p text:style-name="P24">var color = isGoing ? “green” : “red”</text:p>
      <text:p text:style-name="P24">console.log(color)</text:p>
      <text:list xml:id="list1774472712" text:style-name="L9">
        <text:list-item>
          <text:p text:style-name="P25">color assigned green if isGoing is true, else assigned red</text:p>
        </text:list-item>
      </text:list>
      <text:p text:style-name="P24"/>
      <text:p text:style-name="P28">You can combine ternary operators one after the otherwise (see example)</text:p>
      <text:p text:style-name="P26">var category = (plants &amp;&amp; animals) ? “omnivore” : (plants &amp;&amp; !animals) ? “herbivore” : (animals &amp;&amp; !plants) ? “carnivore” : undefined</text:p>
      <text:p text:style-name="P26"/>
      <text:p text:style-name="P34">Switch Statements</text:p>
      <text:list xml:id="list3223187185" text:style-name="L10">
        <text:list-item>
          <text:p text:style-name="P29">Works if have a bunch of if statements based on value of the same variable</text:p>
        </text:list-item>
        <text:list-item>
          <text:p text:style-name="P30">Can use switch statement on any type of data (not just numbers)</text:p>
        </text:list-item>
        <text:list-item>
          <text:p text:style-name="P30">Remember to break the cases or else you have <text:span text:style-name="T1">falling through </text:span>(where the code will continue if the case matches</text:p>
        </text:list-item>
      </text:list>
      <text:p text:style-name="P35">Syntax of a switch statement</text:p>
      <text:p text:style-name="P35"><text:span text:style-name="T15">var option = 3;</text:span></text:p>
      <text:p text:style-name="P27">switch (option) {</text:p>
      <text:p text:style-name="P27"><text:s text:c="2"/>case 1:</text:p>
      <text:p text:style-name="P27"><text:s text:c="4"/>console.log("You selected option 1.");</text:p>
      <text:p text:style-name="P27"><text:s text:c="4"/>break;</text:p>
      <text:p text:style-name="P27"><text:s text:c="2"/>case 2:</text:p>
      <text:p text:style-name="P27"><text:s text:c="4"/>console.log("You selected option 2.");</text:p>
      <text:p text:style-name="P27"><text:s text:c="4"/>break;</text:p>
      <text:p text:style-name="P27"><text:s text:c="2"/>case 3:</text:p>
      <text:p text:style-name="P27"><text:s text:c="4"/>console.log("You selected option 3.");</text:p>
      <text:p text:style-name="P27"><text:s text:c="4"/>break;</text:p>
      <text:p text:style-name="P27"><text:s text:c="2"/>case 4:</text:p>
      <text:p text:style-name="P27"><text:s text:c="4"/>console.log("You selected option 4.");</text:p>
      <text:p text:style-name="P27"><text:s text:c="4"/>break;</text:p>
      <text:p text:style-name="P27">}</text:p>
      <text:p text:style-name="P31">A <text:span text:style-name="T1">default </text:span>case to a switch statement and it will be executed when none of the values match the value of the switch expression</text:p>
      <text:p text:style-name="P31"/>
      <text:p text:style-name="P35">.<text:span text:style-name="T17">toLocaleString(‘en-US’) </text:span><text:span text:style-name="T4">will add commas to the number argument</text:span></text:p>
      <text:p text:style-name="P31"/>
      <text:p text:style-name="P36">Takeaways from Module 3</text:p>
      <text:list xml:id="list3029507910" text:style-name="L12">
        <text:list-item>
          <text:p text:style-name="P32">Break down problems</text:p>
        </text:list-item>
        <text:list-item>
          <text:p text:style-name="P32">Know the in and outs of conditional statements &amp; logical operators</text:p>
        </text:list-item>
        <text:list-item>
          <text:p text:style-name="P33">Be familiar with using truth falsy, ternary operators and switch stat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00:10:53.965711201</dc:date>
    <meta:editing-duration>PT1H50M11S</meta:editing-duration>
    <meta:editing-cycles>9</meta:editing-cycles>
    <meta:generator>LibreOffice/6.0.4.2$Linux_X86_64 LibreOffice_project/9b0d9b32d5dcda91d2f1a96dc04c645c450872bf</meta:generator>
    <meta:document-statistic meta:table-count="0" meta:image-count="0" meta:object-count="0" meta:page-count="2" meta:paragraph-count="85" meta:word-count="648" meta:character-count="3670" meta:non-whitespace-character-count="3057"/>
  </office:meta>
</office:document-meta>
</file>